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40C98BC6DAB5F4A2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271in" fo:margin-left="0in" table:align="left" style:writing-mode="page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4.8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76in" table:align="right" style:writing-mode="page"/>
    </style:style>
    <style:style style:name="Table3.A" style:family="table-column">
      <style:table-column-properties style:column-width="3.316in"/>
    </style:style>
    <style:style style:name="Table3.B" style:family="table-column">
      <style:table-column-properties style:column-width="3.3417in"/>
    </style:style>
    <style:style style:name="Table3.1" style:family="table-row">
      <style:table-row-properties style:min-row-height="1.9361in"/>
    </style:style>
    <style:style style:name="Table3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1a35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a354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officeooo:rsid="00c9be35" officeooo:paragraph-rsid="00c9be35" style:font-size-asian="11.3500003814697pt" style:font-size-complex="13pt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style:font-name="Times New Roman" fo:font-size="13pt" fo:font-style="italic" officeooo:rsid="00146c08" officeooo:paragraph-rsid="00146c08" style:font-size-asian="11.3500003814697pt" style:font-style-asian="italic" style:font-size-complex="13pt" style:font-style-complex="italic"/>
    </style:style>
    <style:style style:name="P9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officeooo:rsid="00146c08" officeooo:paragraph-rsid="00146c08" style:font-size-asian="11.3500003814697pt" style:font-size-complex="13pt"/>
    </style:style>
    <style:style style:name="P10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officeooo:rsid="001b6718" officeooo:paragraph-rsid="001b6718" style:font-size-asian="11.3500003814697pt" style:font-size-complex="13pt"/>
    </style:style>
    <style:style style:name="P11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bold" officeooo:rsid="001b6718" officeooo:paragraph-rsid="001b6718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bold" officeooo:rsid="001b6718" officeooo:paragraph-rsid="006b69be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3pt" fo:font-weight="normal" officeooo:rsid="001b6718" officeooo:paragraph-rsid="006b69be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page"/>
      <style:text-properties style:font-name="Times New Roman" fo:font-size="13pt" fo:font-weight="normal" officeooo:rsid="001b6718" officeooo:paragraph-rsid="007231f2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1pt" officeooo:rsid="00146c08" officeooo:paragraph-rsid="00146c08" style:font-size-asian="11.3500003814697pt" style:font-size-complex="13pt"/>
    </style:style>
    <style:style style:name="P16" style:family="paragraph" style:parent-style-name="Standard">
      <style:paragraph-properties fo:line-height="150%" fo:text-align="start" style:justify-single-word="false" style:writing-mode="page"/>
      <style:text-properties style:font-name="Times New Roman" fo:font-size="11pt" officeooo:rsid="00146c08" officeooo:paragraph-rsid="0018a79f" style:font-size-asian="11.3500003814697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3pt" fo:font-weight="bold" officeooo:rsid="00c9be35" officeooo:paragraph-rsid="00c9be35" style:font-size-asian="11.3500003814697pt" style:font-weight-asian="bold" style:font-size-complex="13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3pt" style:font-size-asian="11.3500003814697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3pt" officeooo:rsid="003725bf" officeooo:paragraph-rsid="003725bf" style:font-size-asian="11.3500003814697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3pt" officeooo:rsid="0075f5cd" officeooo:paragraph-rsid="0075f5cd" style:font-size-asian="11.3500003814697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3pt" officeooo:rsid="00c410cc" officeooo:paragraph-rsid="00c410cc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3pt" officeooo:rsid="00c9be35" officeooo:paragraph-rsid="00c9be35" style:font-size-asian="11.3500003814697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3pt" officeooo:rsid="00c9be35" officeooo:paragraph-rsid="00c9be35" style:font-size-asian="11.3500003814697pt" style:font-size-complex="13pt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3pt" officeooo:paragraph-rsid="00c9be35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3pt" officeooo:rsid="00cac40f" officeooo:paragraph-rsid="00cac40f" style:font-size-asian="11.3500003814697pt" style:font-size-complex="13pt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size="13pt" officeooo:rsid="00cac40f" officeooo:paragraph-rsid="00cac40f" style:font-size-asian="11.3500003814697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3pt" officeooo:rsid="00cac40f" officeooo:paragraph-rsid="00cac40f" style:font-size-asian="11.3500003814697pt" style:font-size-complex="13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3pt" officeooo:rsid="0022adb9" officeooo:paragraph-rsid="008aabee" style:font-size-asian="11.3500003814697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32" style:family="paragraph" style:parent-style-name="Table_20_Contents">
      <style:paragraph-properties fo:text-align="end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3pt" officeooo:rsid="00cc517d" officeooo:paragraph-rsid="00cc517d" style:font-size-asian="11.3500003814697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officeooo:rsid="00c63ce8" officeooo:paragraph-rsid="00c63ce8"/>
    </style:style>
    <style:style style:name="P35" style:family="paragraph" style:parent-style-name="Table_20_Contents">
      <style:paragraph-properties fo:text-align="end" style:justify-single-word="false"/>
      <style:text-properties officeooo:paragraph-rsid="00c9be35"/>
    </style:style>
    <style:style style:name="P36" style:family="paragraph" style:parent-style-name="Standard" style:list-style-name="L1"/>
    <style:style style:name="P37" style:family="paragraph" style:parent-style-name="Standard" style:list-style-name="L2">
      <style:paragraph-properties fo:line-height="150%" fo:text-align="start" style:justify-single-word="false" style:writing-mode="page"/>
      <style:text-properties style:font-name="Times New Roman" fo:font-size="13pt" officeooo:rsid="001b6718" officeooo:paragraph-rsid="001b6718" style:font-size-asian="11.3500003814697pt" style:font-size-complex="13pt"/>
    </style:style>
    <style:style style:name="P38" style:family="paragraph" style:parent-style-name="Standard" style:list-style-name="L3">
      <style:paragraph-properties fo:line-height="150%" fo:text-align="start" style:justify-single-word="false" style:writing-mode="page"/>
      <style:text-properties style:font-name="Times New Roman" fo:font-size="13pt" fo:font-weight="normal" officeooo:rsid="001b6718" officeooo:paragraph-rsid="006b69be" style:font-size-asian="11.3500003814697pt" style:font-weight-asian="normal" style:font-size-complex="13pt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ebb3f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3pt" officeooo:rsid="00af4fff" style:font-size-asian="11.3500003814697pt" style:font-size-complex="13pt"/>
    </style:style>
    <style:style style:name="T6" style:family="text">
      <style:text-properties style:font-name="Times New Roman" fo:font-size="13pt" officeooo:rsid="00c9be35" style:font-size-asian="11.3500003814697pt" style:font-size-complex="13pt"/>
    </style:style>
    <style:style style:name="T7" style:family="text">
      <style:text-properties officeooo:rsid="001a3f87"/>
    </style:style>
    <style:style style:name="T8" style:family="text">
      <style:text-properties officeooo:rsid="0045be79"/>
    </style:style>
    <style:style style:name="T9" style:family="text">
      <style:text-properties officeooo:rsid="00c9be35"/>
    </style:style>
    <style:style style:name="T10" style:family="text">
      <style:text-properties officeooo:rsid="00af4fff"/>
    </style:style>
    <style:style style:name="T11" style:family="text">
      <style:text-properties officeooo:rsid="00cac40f"/>
    </style:style>
    <style:style style:name="T12" style:family="text">
      <style:text-properties officeooo:rsid="00cc5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BÁO GIÁ THIẾT KẾ WE<text:span text:style-name="T7">BSITE</text:span></text:p>
      <text:p text:style-name="P8">(Thiết kế website <text:span text:style-name="T9">trắc nghiệm trực tuyến</text:span>)</text:p>
      <text:p text:style-name="P9"/>
      <text:p text:style-name="P15">Kính gửi<text:tab/>: </text:p>
      <text:p text:style-name="P16">Địa chỉ<text:tab/><text:tab/>: </text:p>
      <text:p text:style-name="P16"/>
      <text:p text:style-name="P16">CÔNG TY TNHH PHÁT TRIỂN VÀ DỊCH VỤ NGUỒN MỞ THUẬN ĐỨC xin gửi chi tiết báo giá về việc thiết kế website <text:span text:style-name="T9">trắc nghiệm trực tuyến </text:span>như sau:</text:p>
      <text:p text:style-name="P16"/>
      <text:p text:style-name="P11">I. CÁC TÍNH NĂNG CHÍNH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/>
          </table:table-cell>
          <table:table-cell table:style-name="Table1.C1" office:value-type="string">
            <text:p text:style-name="P18">Mô tả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4">Tạo chủ đề</text:p>
          </table:table-cell>
          <table:table-cell table:style-name="Table1.C2" office:value-type="string">
            <text:p text:style-name="P24"><text:s/>Menu cho phép người quản trị tạo và quản lý chủ đề theo danh mục, dễ dàng sử xóa khi có yêu cầu</text:p>
            <text:p text:style-name="P26"><text:a xlink:type="simple" xlink:href="https://aztest.vn/tai-lieu/quan-tri-module-trac-nghiem/cac-thiet-lap-ban-dau.html" text:style-name="Internet_20_link" text:visited-style-name="Visited_20_Internet_20_Link"><text:span text:style-name="T10"><text:s/>Xem chi tiết</text:span></text:a>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4">Xếp loại</text:p>
          </table:table-cell>
          <table:table-cell table:style-name="Table1.C2" office:value-type="string">
            <text:p text:style-name="P7">Menu cho phép tạo và quản lý xếp loại kết quả thi với các thông tin cơ bản như: Tên xếp loại, điều kiện xếp loại</text:p>
            <text:p text:style-name="P35"><text:a xlink:type="simple" xlink:href="https://aztest.vn/tai-lieu/quan-tri-module-trac-nghiem/cac-thiet-lap-ban-dau.html" text:style-name="Internet_20_link" text:visited-style-name="Visited_20_Internet_20_Link"><text:span text:style-name="T5"><text:s/></text:span></text:a><text:a xlink:type="simple" xlink:href="https://aztest.vn/tai-lieu/quan-tri-module-trac-nghiem/cac-thiet-lap-ban-dau.html" text:style-name="Internet_20_link" text:visited-style-name="Visited_20_Internet_20_Link"><text:span text:style-name="T6">Xem chi tiết</text:span></text:a>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0">Đề <text:span text:style-name="T11">thi</text:span></text:p>
          </table:table-cell>
          <table:table-cell table:style-name="Table1.C2" office:value-type="string">
            <text:p text:style-name="P27">- Menu cho phép tài khoản quản trị tạo và quản lý đề thi theo danh mục gồm các thông tin: tên đề thi, chủ đề, nội dung, hình ảnh minh họa</text:p>
            <text:p text:style-name="P27">- Menu cho phép quản lý và thay đổi thông tin đề thi, phân đề thi cho từng nhóm, đối tượng thí sinh tham gia</text:p>
            <text:p text:style-name="P27">- Hệ thống cho phép quản lý việc tự động trả kết quả thi bao gồm điểm số và đáp án đúng cho mỗi đề thi theo yêu cầu</text:p>
            <text:p text:style-name="P28"><text:a xlink:type="simple" xlink:href="https://aztest.vn/tai-lieu/quan-tri-module-trac-nghiem/tao-de-thi-trac-nghiem-hoan-chinh.html" text:style-name="Internet_20_link" text:visited-style-name="Visited_20_Internet_20_Link">Xem chi tiết </text:a>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7">Nhóm đề thi</text:p>
          </table:table-cell>
          <table:table-cell table:style-name="Table1.C2" office:value-type="string">
            <text:p text:style-name="P30">- <text:span text:style-name="T11">Menu có chức năng quản lý danh sách các nhóm đề thi, tạo nhóm đề thi mới</text:span></text:p>
            <text:p text:style-name="P30"/>
            <text:p text:style-name="P28"><text:a xlink:type="simple" xlink:href="https://aztest.vn/tai-lieu/quan-tri-module-trac-nghiem/su-dung-nhom-de-thi.html" text:style-name="Internet_20_link" text:visited-style-name="Visited_20_Internet_20_Link">Xem chi tiết</text:a>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31">Theo dòng sự kiện</text:p>
          </table:table-cell>
          <table:table-cell table:style-name="Table1.C2" office:value-type="string">
            <text:p text:style-name="P31">Menu cho phép <text:s/>tao và quản lý các đề thi theo các dòng sự kiện có liên quan</text:p>
            <text:p text:style-name="P32"><text:a xlink:type="simple" xlink:href="https://aztest.vn/tai-lieu/module-tin-tuc/theo-dong-su-kien.html" text:style-name="Internet_20_link" text:visited-style-name="Visited_20_Internet_20_Link">Xem chi tiết</text:a></text:p>
          </table:table-cell>
        </table:table-row>
        <table:table-row>
          <table:table-cell table:style-name="Table1.A2" office:value-type="string">
            <text:p text:style-name="P33">6</text:p>
          </table:table-cell>
          <table:table-cell table:style-name="Table1.A2" office:value-type="string">
            <text:p text:style-name="P31">Phân quyền quản lý</text:p>
          </table:table-cell>
          <table:table-cell table:style-name="Table1.C2" office:value-type="string">
            <text:p text:style-name="P31">- Menu cho phép Admin tối cao phân và cấp quyền quản lý cho các tài khoản thành viên</text:p>
            <text:p text:style-name="P31">- Thay đổi, sửa hoặc xóa <text:s/>quyền đã cấp cho các tài khoản</text:p>
            <text:p text:style-name="P32"><text:a xlink:type="simple" xlink:href="https://aztest.vn/tai-lieu/module-tin-tuc/phan-quyen-quan-ly.html" text:style-name="Internet_20_link" text:visited-style-name="Visited_20_Internet_20_Link">Xem chi tiết</text:a></text:p>
            <text:p text:style-name="P31"><text:soft-page-break/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>Giao diện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0">Chi phí dự kiến</text:p>
          </table:table-cell>
          <table:table-cell table:style-name="Table1.C2" office:value-type="string">
            <text:p text:style-name="P23">8.000.000 VNĐ (Tám triệu đồng)</text:p>
          </table:table-cell>
        </table:table-row>
      </table:table>
      <text:p text:style-name="P10"/>
      <text:p text:style-name="P11">II. YÊU CẦU CHUNG VỀ HỆ THỐNG</text:p>
      <text:list xml:id="list7937775087305106884" text:style-name="L1">
        <text:list-item>
          <text:p text:style-name="P36">Làm nổi bật <text:span text:style-name="T12">các đề thi trên trang</text:span></text:p>
        </text:list-item>
        <text:list-item>
          <text:p text:style-name="P36">Các tính năng chuẩn, dễ thao tác, quản trị.</text:p>
        </text:list-item>
        <text:list-item>
          <text:p text:style-name="P36">Giao diện chuẩn SEO, tương thích trên mọi loại thiết bị.</text:p>
        </text:list-item>
        <text:list-item>
          <text:p text:style-name="P36">Ngôn ngữ mặc định: Tiếng Việt.</text:p>
        </text:list-item>
      </text:list>
      <text:p text:style-name="P11"/>
      <text:p text:style-name="P11">III. CHÍNH SÁCH ƯU ĐÃI</text:p>
      <text:list xml:id="list7017855588810738252" text:style-name="L2">
        <text:list-item>
          <text:p text:style-name="P37">Tặng một năm sử dụng miễn phí tên miền quốc tế và hosti<text:span text:style-name="T8">ng (trị giá 600.000 VNĐ)</text:span></text:p>
        </text:list-item>
        <text:list-item>
          <text:p text:style-name="P37">Bảo hành sản phẩm miễn phí trong một năm đầu.</text:p>
          <text:p text:style-name="P37"/>
        </text:list-item>
      </text:list>
      <text:p text:style-name="P12">V. DỰ KIẾN CÁC MỐC THỜI GIAN</text:p>
      <text:list xml:id="list6960165069604315331" text:style-name="L3">
        <text:list-item>
          <text:p text:style-name="P38">Gửi demo: </text:p>
        </text:list-item>
        <text:list-item>
          <text:p text:style-name="P38">Bàn giao website:</text:p>
        </text:list-item>
        <text:list-item>
          <text:p text:style-name="P38">Tập huấn sử dụng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>Quảng Trị, ngày <text:span text:style-name="T12">12 tháng 12 năm 2017</text:span></text:p>
            <text:p text:style-name="P14">GIÁM ĐỐC</text:p>
            <text:p text:style-name="P14"/>
            <text:p text:style-name="P14"/>
            <text:p text:style-name="P14"/>
            <text:p text:style-name="P14">HỒ NGỌC TRIỂN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M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M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M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bebb3f"/>
    </style:style>
    <style:style style:name="M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MT4" style:family="text">
      <style:text-properties style:font-name="Times New Roman" fo:font-size="10pt" style:font-size-asian="10pt" style:font-size-complex="10pt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4256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6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83in" svg:y="0.0346in" svg:width="1.65in" svg:height="0.5283in" draw:z-index="3"><draw:image xlink:href="Pictures/10000201000000C800000040C98BC6DAB5F4A2A8.png" xlink:type="simple" xlink:show="embed" xlink:actuate="onLoad"/></draw:frame>CÔNG TY TNHH PHÁT TRIỂN VÀ DỊCH VỤ NGUỒN MỞ THUẬN ĐỨC</text:p>
        <text:p text:style-name="MP2"><text:span text:style-name="MT1">Điện thoại:</text:span> <text:span text:style-name="MT2">02336 270 610 - </text:span>0905 908 430</text:p>
        <text:p text:style-name="MP3"><text:span text:style-name="MT3">Email:</text:span><text:span text:style-name="MT4"> </text:span><text:a xlink:type="simple" xlink:href="mailto:contact@tdfoss.vn" text:style-name="Internet_20_link" text:visited-style-name="Visited_20_Internet_20_Link"><text:span text:style-name="MT4">contact@tdfoss.vn</text:span></text:a></text:p>
        <text:p text:style-name="MP4"><draw:line text:anchor-type="paragraph" draw:z-index="1" draw:name="Shape1" draw:style-name="Mgr1" draw:text-style-name="MP5" svg:x1="-0.0008in" svg:y1="0.2575in" svg:x2="6.7154in" svg:y2="0.2575in"><text:p/></draw:line><text:span text:style-name="MT1">Website:</text:span> <text:a xlink:type="simple" xlink:href="http://www.tdfoss.vn/" text:style-name="Internet_20_link" text:visited-style-name="Visited_20_Internet_20_Link">www.tdfoss.vn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22:00.158310537</meta:creation-date>
    <meta:generator>LibreOffice/5.1.6.2$Linux_X86_64 LibreOffice_project/10m0$Build-2</meta:generator>
    <dc:date>2017-12-12T13:19:25.710468480</dc:date>
    <meta:editing-duration>PT6H27M18S</meta:editing-duration>
    <meta:editing-cycles>186</meta:editing-cycles>
    <meta:print-date>2017-07-24T14:27:40.770177769</meta:print-date>
    <meta:document-statistic meta:table-count="2" meta:image-count="1" meta:object-count="0" meta:page-count="2" meta:paragraph-count="57" meta:word-count="447" meta:character-count="1927" meta:non-whitespace-character-count="1535"/>
  </office:meta>
</office:document-meta>
</file>